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4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6.5079in" svg:height="3.6732in" svg:x="3.4213in" svg:y="0.3839in">
            <draw:object draw:notify-on-update-of-ranges="Rewards.A3:Rewards.A3 Rewards.B3:Rewards.B3 Rewards.A4:Rewards.A4 Rewards.B4:Rewards.B4 Rewards.A5:Rewards.A5 Rewards.B5:Rewards.B5 Rewards.A6:Rewards.A6 Rewards.B6:Rewards.B6 Rewards.A7:Rewards.A7 Rewards.B7:Rewards.B7 Rewards.A8:Rewards.A8 Rewards.B8:Rewards.B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5079in" svg:height="3.6732in" svg:x="10.3197in" svg:y="0.2409in">
            <draw:object draw:notify-on-update-of-ranges="Rewards.A11:Rewards.A11 Rewards.B11:Rewards.B11 Rewards.A12:Rewards.A12 Rewards.B12:Rewards.B12 Rewards.A13:Rewards.A13 Rewards.B13:Rewards.B13 Rewards.A14:Rewards.A14 Rewards.B14:Rewards.B14 Rewards.A15:Rewards.A15 Rewards.B15:Rewards.B15 Rewards.A16:Rewards.A16 Rewards.B16:Rewards.B1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5079in" svg:height="3.6732in" svg:x="3.1976in" svg:y="4.4969in">
            <draw:object draw:notify-on-update-of-ranges="Rewards.A19:Rewards.A19 Rewards.B19:Rewards.B19 Rewards.A20:Rewards.A20 Rewards.B20:Rewards.B20 Rewards.A21:Rewards.A21 Rewards.B21:Rewards.B21 Rewards.A22:Rewards.A22 Rewards.B22:Rewards.B22 Rewards.A23:Rewards.A23 Rewards.B23:Rewards.B23 Rewards.A24:Rewards.A24 Rewards.B24:Rewards.B2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5079in" svg:height="3.6732in" svg:x="10.5583in" svg:y="4.4236in">
            <draw:object draw:notify-on-update-of-ranges="Rewards.A27:Rewards.A27 Rewards.B27:Rewards.B27 Rewards.A28:Rewards.A28 Rewards.B28:Rewards.B28 Rewards.A29:Rewards.A29 Rewards.B29:Rewards.B29 Rewards.A30:Rewards.A30 Rewards.B30:Rewards.B30 Rewards.A31:Rewards.A31 Rewards.B31:Rewards.B31 Rewards.A32:Rewards.A32 Rewards.B32:Rewards.B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5079in" svg:height="3.6732in" svg:x="3.3602in" svg:y="8.5854in">
            <draw:object draw:notify-on-update-of-ranges="Rewards.A35:Rewards.A35 Rewards.B35:Rewards.B35 Rewards.A36:Rewards.A36 Rewards.B36:Rewards.B36 Rewards.A37:Rewards.A37 Rewards.B37:Rewards.B37 Rewards.A38:Rewards.A38 Rewards.B38:Rewards.B38 Rewards.A39:Rewards.A39 Rewards.B39:Rewards.B39 Rewards.A40:Rewards.A40 Rewards.B40:Rewards.B4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5079in" svg:height="3.6732in" svg:x="10.3634in" svg:y="8.7421in">
            <draw:object draw:notify-on-update-of-ranges="Rewards.A43:Rewards.A43 Rewards.B43:Rewards.B43 Rewards.A44:Rewards.A44 Rewards.B44:Rewards.B44 Rewards.A45:Rewards.A45 Rewards.B45:Rewards.B45 Rewards.A46:Rewards.A46 Rewards.B46:Rewards.B46 Rewards.A47:Rewards.A47 Rewards.B47:Rewards.B47 Rewards.A48:Rewards.A48 Rewards.B48:Rewards.B4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float" office:value="121953.96" calcext:value-type="float">
            <text:p>121953.9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rt-chain</text:p>
          </table:table-cell>
          <table:table-cell office:value-type="float" office:value="122094.78" calcext:value-type="float">
            <text:p>122094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17559.53" calcext:value-type="float">
            <text:p>11755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-chain</text:p>
          </table:table-cell>
          <table:table-cell office:value-type="float" office:value="118331.84" calcext:value-type="float">
            <text:p>118331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8884.33" calcext:value-type="float">
            <text:p>108884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05026.27" calcext:value-type="float">
            <text:p>105026.2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id-no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float" office:value="122607.49" calcext:value-type="float">
            <text:p>122607.4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rt-chain</text:p>
          </table:table-cell>
          <table:table-cell office:value-type="float" office:value="122648.81" calcext:value-type="float">
            <text:p>122648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19125.88" calcext:value-type="float">
            <text:p>119125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-chain</text:p>
          </table:table-cell>
          <table:table-cell office:value-type="float" office:value="118168.95" calcext:value-type="float">
            <text:p>11816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9814.8" calcext:value-type="float">
            <text:p>109814.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05412.89" calcext:value-type="float">
            <text:p>105412.89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Any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float" office:value="123075.72" calcext:value-type="float">
            <text:p>123075.7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start-chain</text:p>
          </table:table-cell>
          <table:table-cell office:value-type="float" office:value="123040.22" calcext:value-type="float">
            <text:p>123040.22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17615.38" calcext:value-type="float">
            <text:p>117615.3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half-chain</text:p>
          </table:table-cell>
          <table:table-cell office:value-type="float" office:value="116760.82" calcext:value-type="float">
            <text:p>116760.82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3462.94" calcext:value-type="float">
            <text:p>103462.94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03483.48" calcext:value-type="float">
            <text:p>103483.48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Any-noT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float" office:value="123811.87" calcext:value-type="float">
            <text:p>123811.87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start-chain</text:p>
          </table:table-cell>
          <table:table-cell office:value-type="float" office:value="122379.99" calcext:value-type="float">
            <text:p>122379.99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19246.49" calcext:value-type="float">
            <text:p>119246.49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half-chain</text:p>
          </table:table-cell>
          <table:table-cell office:value-type="float" office:value="118312.2" calcext:value-type="float">
            <text:p>118312.2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5096.18" calcext:value-type="float">
            <text:p>105096.18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05555.9" calcext:value-type="float">
            <text:p>105555.9</text:p>
          </table:table-cell>
          <table:table-cell/>
          <table:table-cell table:style-name="ce2"/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Max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float" office:value="123266.72" calcext:value-type="float">
            <text:p>123266.72</text:p>
          </table:table-cell>
          <table:table-cell/>
          <table:table-cell table:style-name="ce2"/>
        </table:table-row>
        <table:table-row table:style-name="ro1">
          <table:table-cell table:style-name="ce1" office:value-type="string" calcext:value-type="string">
            <text:p>start-chain</text:p>
          </table:table-cell>
          <table:table-cell office:value-type="float" office:value="123158.76" calcext:value-type="float">
            <text:p>123158.76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19895.05" calcext:value-type="float">
            <text:p>119895.0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half-chain</text:p>
          </table:table-cell>
          <table:table-cell office:value-type="float" office:value="118197.02" calcext:value-type="float">
            <text:p>118197.02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5567.3" calcext:value-type="float">
            <text:p>105567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00815.86" calcext:value-type="float">
            <text:p>100815.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Max-no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office:value-type="float" office:value="124199.4" calcext:value-type="float">
            <text:p>124199.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rt-chain</text:p>
          </table:table-cell>
          <table:table-cell office:value-type="float" office:value="123103.12" calcext:value-type="float">
            <text:p>12310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</text:p>
          </table:table-cell>
          <table:table-cell office:value-type="float" office:value="120174.81" calcext:value-type="float">
            <text:p>12017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-chain</text:p>
          </table:table-cell>
          <table:table-cell office:value-type="float" office:value="120835.51" calcext:value-type="float">
            <text:p>120835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09285.22" calcext:value-type="float">
            <text:p>109285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ays</text:p>
          </table:table-cell>
          <table:table-cell office:value-type="float" office:value="105345.52" calcext:value-type="float">
            <text:p>105345.52</text:p>
          </table:table-cell>
          <table:table-cell table:number-columns-repeated="2"/>
        </table:table-row>
      </table:table>
      <table:table table:name="Splits" table:style-name="ta1">
        <table:shapes>
          <draw:frame draw:z-index="0" draw:style-name="gr1" draw:text-style-name="P1" svg:width="8.0476in" svg:height="4.3736in" svg:x="0.7697in" svg:y="1.6709in">
            <draw:object draw:notify-on-update-of-ranges="Splits.A4:Splits.A7 Splits.B2:Splits.B2 Splits.B4:Splits.B7 Splits.E2:Splits.E2 Splits.E4:Splits.E7 Splits.H2:Splits.H2 Splits.H4:Splits.H7 Splits.K2:Splits.K2 Splits.K4:Splits.K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7.9709in" svg:height="4.3945in" svg:x="0.7878in" svg:y="6.4185in">
            <draw:object draw:notify-on-update-of-ranges="Splits.A4:Splits.A7 Splits.B2:Splits.B2 Splits.D4:Splits.D7 Splits.E2:Splits.E2 Splits.G4:Splits.G7 Splits.H2:Splits.H2 Splits.J4:Splits.J7 Splits.K2:Splits.K2 Splits.M4:Splits.M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8.0476in" svg:height="4.3736in" svg:x="0.6949in" svg:y="11.1173in">
            <draw:object draw:notify-on-update-of-ranges="Splits.A4:Splits.A7 Splits.B2:Splits.B2 Splits.C4:Splits.C7 Splits.E2:Splits.E2 Splits.F4:Splits.F7 Splits.H2:Splits.H2 Splits.I4:Splits.I7 Splits.K2:Splits.K2 Splits.L4:Splits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10" table:default-cell-style-name="Default"/>
        <table:table-row table:style-name="ro1">
          <table:table-cell/>
          <table:table-cell table:style-name="Default" table:number-columns-repeated="1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Mid</text:p>
          </table:table-cell>
          <table:table-cell table:style-name="Default" table:number-columns-repeated="2"/>
          <table:table-cell table:style-name="ce3" office:value-type="string" calcext:value-type="string">
            <text:p>Any</text:p>
          </table:table-cell>
          <table:table-cell table:style-name="Default" table:number-columns-repeated="2"/>
          <table:table-cell table:style-name="ce3" office:value-type="string" calcext:value-type="string">
            <text:p>Max</text:p>
          </table:table-cell>
          <table:table-cell table:style-name="Default" table:number-columns-repeated="2"/>
          <table:table-cell table:style-name="ce3" office:value-type="string" calcext:value-type="string">
            <text:p>QDT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tal Splits</text:p>
          </table:table-cell>
          <table:table-cell table:style-name="ce3" office:value-type="string" calcext:value-type="string">
            <text:p>Wanted</text:p>
          </table:table-cell>
          <table:table-cell table:style-name="ce3" office:value-type="string" calcext:value-type="string">
            <text:p>% Wanted</text:p>
          </table:table-cell>
          <table:table-cell table:style-name="ce3" office:value-type="string" calcext:value-type="string">
            <text:p>Total Splits</text:p>
          </table:table-cell>
          <table:table-cell table:style-name="ce3" office:value-type="string" calcext:value-type="string">
            <text:p>Wanted</text:p>
          </table:table-cell>
          <table:table-cell table:style-name="ce3" office:value-type="string" calcext:value-type="string">
            <text:p>% Wanted</text:p>
          </table:table-cell>
          <table:table-cell table:style-name="ce3" office:value-type="string" calcext:value-type="string">
            <text:p>Total Splits</text:p>
          </table:table-cell>
          <table:table-cell table:style-name="ce3" office:value-type="string" calcext:value-type="string">
            <text:p>Wanted</text:p>
          </table:table-cell>
          <table:table-cell table:style-name="ce3" office:value-type="string" calcext:value-type="string">
            <text:p>% Wanted</text:p>
          </table:table-cell>
          <table:table-cell table:style-name="ce3" office:value-type="string" calcext:value-type="string">
            <text:p>Total Splits</text:p>
          </table:table-cell>
          <table:table-cell table:style-name="ce3" office:value-type="string" calcext:value-type="string">
            <text:p>Wanted</text:p>
          </table:table-cell>
          <table:table-cell table:style-name="ce3" office:value-type="string" calcext:value-type="string">
            <text:p>% Wanted</text:p>
          </table:table-cell>
          <table:table-cell table:number-columns-repeated="1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307.44" calcext:value-type="float">
            <text:p>307.44</text:p>
          </table:table-cell>
          <table:table-cell office:value-type="float" office:value="288.12" calcext:value-type="float">
            <text:p>288.12</text:p>
          </table:table-cell>
          <table:table-cell table:formula="of:=[.C4]/[.B4]" office:value-type="percentage" office:value="0.937158469945355" calcext:value-type="percentage">
            <text:p>93.72%</text:p>
          </table:table-cell>
          <table:table-cell office:value-type="float" office:value="332" calcext:value-type="float">
            <text:p>332.00</text:p>
          </table:table-cell>
          <table:table-cell office:value-type="float" office:value="310.29" calcext:value-type="float">
            <text:p>310.29</text:p>
          </table:table-cell>
          <table:table-cell table:formula="of:=[.F4]/[.E4]" office:value-type="percentage" office:value="0.93460843373494" calcext:value-type="percentage">
            <text:p>93.46%</text:p>
          </table:table-cell>
          <table:table-cell office:value-type="float" office:value="328.54" calcext:value-type="float">
            <text:p>328.54</text:p>
          </table:table-cell>
          <table:table-cell office:value-type="float" office:value="307.13" calcext:value-type="float">
            <text:p>307.13</text:p>
          </table:table-cell>
          <table:table-cell table:formula="of:=[.I4]/[.H4]" office:value-type="percentage" office:value="0.934832897059719" calcext:value-type="percentage">
            <text:p>93.48%</text:p>
          </table:table-cell>
          <table:table-cell office:value-type="float" office:value="135.9" calcext:value-type="float">
            <text:p>135.90</text:p>
          </table:table-cell>
          <table:table-cell office:value-type="float" office:value="112.2" calcext:value-type="float">
            <text:p>112.20</text:p>
          </table:table-cell>
          <table:table-cell table:formula="of:=[.L4]/[.K4]" office:value-type="percentage" office:value="0.82560706401766" calcext:value-type="percentage">
            <text:p>82.56%</text:p>
          </table:table-cell>
          <table:table-cell table:number-columns-repeated="1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346.45" calcext:value-type="float">
            <text:p>346.45</text:p>
          </table:table-cell>
          <table:table-cell office:value-type="float" office:value="330.88" calcext:value-type="float">
            <text:p>330.88</text:p>
          </table:table-cell>
          <table:table-cell table:formula="of:=[.C5]/[.B5]" office:value-type="percentage" office:value="0.955058449992784" calcext:value-type="percentage">
            <text:p>95.51%</text:p>
          </table:table-cell>
          <table:table-cell office:value-type="float" office:value="368.84" calcext:value-type="float">
            <text:p>368.84</text:p>
          </table:table-cell>
          <table:table-cell office:value-type="float" office:value="354.62" calcext:value-type="float">
            <text:p>354.62</text:p>
          </table:table-cell>
          <table:table-cell table:formula="of:=[.F5]/[.E5]" office:value-type="percentage" office:value="0.961446697755124" calcext:value-type="percentage">
            <text:p>96.14%</text:p>
          </table:table-cell>
          <table:table-cell office:value-type="float" office:value="365.12" calcext:value-type="float">
            <text:p>365.12</text:p>
          </table:table-cell>
          <table:table-cell office:value-type="float" office:value="351.24" calcext:value-type="float">
            <text:p>351.24</text:p>
          </table:table-cell>
          <table:table-cell table:formula="of:=[.I5]/[.H5]" office:value-type="percentage" office:value="0.961985100788782" calcext:value-type="percentage">
            <text:p>96.20%</text:p>
          </table:table-cell>
          <table:table-cell office:value-type="float" office:value="162.27" calcext:value-type="float">
            <text:p>162.27</text:p>
          </table:table-cell>
          <table:table-cell office:value-type="float" office:value="134.88" calcext:value-type="float">
            <text:p>134.88</text:p>
          </table:table-cell>
          <table:table-cell table:formula="of:=[.L5]/[.K5]" office:value-type="percentage" office:value="0.831207247180625" calcext:value-type="percentage">
            <text:p>83.12%</text:p>
          </table:table-cell>
          <table:table-cell table:number-columns-repeated="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281" calcext:value-type="float">
            <text:p>281.00</text:p>
          </table:table-cell>
          <table:table-cell office:value-type="float" office:value="266.15" calcext:value-type="float">
            <text:p>266.15</text:p>
          </table:table-cell>
          <table:table-cell table:formula="of:=[.C6]/[.B6]" office:value-type="percentage" office:value="0.947153024911032" calcext:value-type="percentage">
            <text:p>94.72%</text:p>
          </table:table-cell>
          <table:table-cell office:value-type="float" office:value="310.12" calcext:value-type="float">
            <text:p>310.12</text:p>
          </table:table-cell>
          <table:table-cell office:value-type="float" office:value="294.79" calcext:value-type="float">
            <text:p>294.79</text:p>
          </table:table-cell>
          <table:table-cell table:formula="of:=[.F6]/[.E6]" office:value-type="percentage" office:value="0.950567522249452" calcext:value-type="percentage">
            <text:p>95.06%</text:p>
          </table:table-cell>
          <table:table-cell office:value-type="float" office:value="308.61" calcext:value-type="float">
            <text:p>308.61</text:p>
          </table:table-cell>
          <table:table-cell office:value-type="float" office:value="293.69" calcext:value-type="float">
            <text:p>293.69</text:p>
          </table:table-cell>
          <table:table-cell table:formula="of:=[.I6]/[.H6]" office:value-type="percentage" office:value="0.951654191374226" calcext:value-type="percentage">
            <text:p>95.17%</text:p>
          </table:table-cell>
          <table:table-cell office:value-type="float" office:value="144.68" calcext:value-type="float">
            <text:p>144.68</text:p>
          </table:table-cell>
          <table:table-cell office:value-type="float" office:value="116.63" calcext:value-type="float">
            <text:p>116.63</text:p>
          </table:table-cell>
          <table:table-cell table:formula="of:=[.L6]/[.K6]" office:value-type="percentage" office:value="0.806123859552115" calcext:value-type="percentage">
            <text:p>80.61%</text:p>
          </table:table-cell>
          <table:table-cell table:number-columns-repeated="6"/>
          <table:table-cell table:style-name="ce6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73.03" calcext:value-type="float">
            <text:p>173.03</text:p>
          </table:table-cell>
          <table:table-cell office:value-type="float" office:value="165.54" calcext:value-type="float">
            <text:p>165.54</text:p>
          </table:table-cell>
          <table:table-cell table:formula="of:=[.C7]/[.B7]" office:value-type="percentage" office:value="0.956712708778824" calcext:value-type="percentage">
            <text:p>95.67%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1.92" calcext:value-type="float">
            <text:p>161.92</text:p>
          </table:table-cell>
          <table:table-cell table:formula="of:=[.F7]/[.E7]" office:value-type="percentage" office:value="0.98050139275766" calcext:value-type="percentage">
            <text:p>98.05%</text:p>
          </table:table-cell>
          <table:table-cell office:value-type="float" office:value="162.19" calcext:value-type="float">
            <text:p>162.19</text:p>
          </table:table-cell>
          <table:table-cell office:value-type="float" office:value="158.76" calcext:value-type="float">
            <text:p>158.76</text:p>
          </table:table-cell>
          <table:table-cell table:formula="of:=[.I7]/[.H7]" office:value-type="percentage" office:value="0.978851963746224" calcext:value-type="percentage">
            <text:p>97.89%</text:p>
          </table:table-cell>
          <table:table-cell office:value-type="float" office:value="111.48" calcext:value-type="float">
            <text:p>111.48</text:p>
          </table:table-cell>
          <table:table-cell office:value-type="float" office:value="77.19" calcext:value-type="float">
            <text:p>77.19</text:p>
          </table:table-cell>
          <table:table-cell table:formula="of:=[.L7]/[.K7]" office:value-type="percentage" office:value="0.692411194833154" calcext:value-type="percentage">
            <text:p>69.24%</text:p>
          </table:table-cell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ce6"/>
          <table:table-cell table:style-name="Default" table:number-columns-repeated="2"/>
          <table:table-cell table:style-name="ce6"/>
          <table:table-cell table:style-name="Default" table:number-columns-repeated="2"/>
          <table:table-cell table:style-name="ce6"/>
          <table:table-cell table:style-name="Default" table:number-columns-repeated="2"/>
          <table:table-cell table:style-name="ce6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14:11:45.446359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10-13T14:27:11.229767051</dc:date>
    <meta:editing-duration>PT10H6M18S</meta:editing-duration>
    <meta:editing-cycles>113</meta:editing-cycles>
    <meta:generator>LibreOffice/4.2.8.2$Linux_X86_64 LibreOffice_project/420m0$Build-2</meta:generator>
    <meta:document-statistic meta:table-count="2" meta:cell-count="14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31cm" svg:height="9.331cm" xlink:href=".." xlink:type="simple" chart:class="chart:bar" chart:style-name="ch1">
        <chart:title svg:x="2.877cm" svg:y="0.322cm" chart:style-name="ch2">
          <text:p>Total Rewards for Mid vs Splitting Strategy (100 runs)</text:p>
        </chart:title>
        <chart:legend chart:legend-position="end" svg:x="14.162cm" svg:y="3.121cm" style:legend-expansion="high" chart:style-name="ch3"/>
        <chart:plot-area chart:style-name="ch4" table:cell-range-address="Rewards.A3:Rewards.B8" chart:data-source-has-labels="column" svg:x="0.33cm" svg:y="1.313cm" svg:width="13.502cm" svg:height="7.832cm">
          <chartooo:coordinate-region svg:x="1.692cm" svg:y="1.512cm" svg:width="12.14cm" svg:height="7.4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wards.B3:Rewards.B3" chart:label-cell-address="Rewards.A3:Rewards.A3" chart:class="chart:bar">
            <chart:data-point/>
          </chart:series>
          <chart:series chart:style-name="ch9" chart:values-cell-range-address="Rewards.B4:Rewards.B4" chart:label-cell-address="Rewards.A4:Rewards.A4" chart:class="chart:bar">
            <chart:data-point/>
          </chart:series>
          <chart:series chart:style-name="ch10" chart:values-cell-range-address="Rewards.B5:Rewards.B5" chart:label-cell-address="Rewards.A5:Rewards.A5" chart:class="chart:bar">
            <chart:data-point/>
          </chart:series>
          <chart:series chart:style-name="ch11" chart:values-cell-range-address="Rewards.B6:Rewards.B6" chart:label-cell-address="Rewards.A6:Rewards.A6" chart:class="chart:bar">
            <chart:data-point/>
          </chart:series>
          <chart:series chart:style-name="ch12" chart:values-cell-range-address="Rewards.B7:Rewards.B7" chart:label-cell-address="Rewards.A7:Rewards.A7" chart:class="chart:bar">
            <chart:data-point/>
          </chart:series>
          <chart:series chart:style-name="ch13" chart:values-cell-range-address="Rewards.B8:Rewards.B8" chart:label-cell-address="Rewards.A8:Rewards.A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Rewards.A3:Rewards.A3</svg:desc>
                </draw:g>
              </table:table-cell>
              <table:table-cell office:value-type="float" office:value="121953.96">
                <text:p>121953.96</text:p>
                <draw:g>
                  <svg:desc>Rewards.B3:Rewards.B3</svg:desc>
                </draw:g>
              </table:table-cell>
            </table:table-row>
            <table:table-row>
              <table:table-cell office:value-type="string">
                <text:p>start-chain</text:p>
                <draw:g>
                  <svg:desc>Rewards.A4:Rewards.A4</svg:desc>
                </draw:g>
              </table:table-cell>
              <table:table-cell office:value-type="float" office:value="122094.78">
                <text:p>122094.78</text:p>
                <draw:g>
                  <svg:desc>Rewards.B4:Rewards.B4</svg:desc>
                </draw:g>
              </table:table-cell>
            </table:table-row>
            <table:table-row>
              <table:table-cell office:value-type="string">
                <text:p>half</text:p>
                <draw:g>
                  <svg:desc>Rewards.A5:Rewards.A5</svg:desc>
                </draw:g>
              </table:table-cell>
              <table:table-cell office:value-type="float" office:value="117559.53">
                <text:p>117559.53</text:p>
                <draw:g>
                  <svg:desc>Rewards.B5:Rewards.B5</svg:desc>
                </draw:g>
              </table:table-cell>
            </table:table-row>
            <table:table-row>
              <table:table-cell office:value-type="string">
                <text:p>half-chain</text:p>
                <draw:g>
                  <svg:desc>Rewards.A6:Rewards.A6</svg:desc>
                </draw:g>
              </table:table-cell>
              <table:table-cell office:value-type="float" office:value="118331.84">
                <text:p>118331.84</text:p>
                <draw:g>
                  <svg:desc>Rewards.B6:Rewards.B6</svg:desc>
                </draw:g>
              </table:table-cell>
            </table:table-row>
            <table:table-row>
              <table:table-cell office:value-type="string">
                <text:p>end</text:p>
                <draw:g>
                  <svg:desc>Rewards.A7:Rewards.A7</svg:desc>
                </draw:g>
              </table:table-cell>
              <table:table-cell office:value-type="float" office:value="108884.33">
                <text:p>108884.33</text:p>
                <draw:g>
                  <svg:desc>Rewards.B7:Rewards.B7</svg:desc>
                </draw:g>
              </table:table-cell>
            </table:table-row>
            <table:table-row>
              <table:table-cell office:value-type="string">
                <text:p>always</text:p>
                <draw:g>
                  <svg:desc>Rewards.A8:Rewards.A8</svg:desc>
                </draw:g>
              </table:table-cell>
              <table:table-cell office:value-type="float" office:value="105026.27">
                <text:p>105026.27</text:p>
                <draw:g>
                  <svg:desc>Rewards.B8:Rewards.B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5.349cm" svg:y="0.358cm" chart:style-name="ch2">
          <text:p>Total Splits vs Number of Parameters (200 runs)</text:p>
        </chart:title>
        <chart:legend svg:x="16.947cm" svg:y="1.769cm" style:legend-expansion="custom" chartooo:width="2.477cm" chartooo:height="2.712cm" style:legend-expansion-aspect-ratio="0.91334808259587" chart:style-name="ch3"/>
        <chart:plot-area chart:style-name="ch4" table:cell-range-address="Splits.A4:Splits.B7 Splits.B2:Splits.B2 Splits.E2:Splits.E2 Splits.E4:Splits.E7 Splits.H2:Splits.H2 Splits.H4:Splits.H7 Splits.K2:Splits.K2 Splits.K4:Splits.K7" chart:data-source-has-labels="both" svg:x="0.408cm" svg:y="1.385cm" svg:width="19.626cm" svg:height="9.503cm">
          <chartooo:coordinate-region svg:x="1.691cm" svg:y="1.584cm" svg:width="18.249cm" svg:height="8.65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B4:Splits.B7" chart:label-cell-address="Splits.B2:Splits.B2" chart:class="chart:line">
            <chart:data-point chart:repeated="4"/>
          </chart:series>
          <chart:series chart:style-name="ch9" chart:values-cell-range-address="Splits.E4:Splits.E7" chart:label-cell-address="Splits.E2:Splits.E2" chart:class="chart:line">
            <chart:data-point chart:repeated="4"/>
          </chart:series>
          <chart:series chart:style-name="ch10" chart:values-cell-range-address="Splits.H4:Splits.H7" chart:label-cell-address="Splits.H2:Splits.H2" chart:class="chart:line">
            <chart:data-point chart:repeated="4"/>
          </chart:series>
          <chart:series chart:style-name="ch11" chart:values-cell-range-address="Splits.K4:Splits.K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307.44">
                <text:p>307.44</text:p>
                <draw:g>
                  <svg:desc>Splits.B4:Splits.B7</svg:desc>
                </draw:g>
              </table:table-cell>
              <table:table-cell office:value-type="float" office:value="332">
                <text:p>332</text:p>
                <draw:g>
                  <svg:desc>Splits.E4:Splits.E7</svg:desc>
                </draw:g>
              </table:table-cell>
              <table:table-cell office:value-type="float" office:value="328.54">
                <text:p>328.54</text:p>
                <draw:g>
                  <svg:desc>Splits.H4:Splits.H7</svg:desc>
                </draw:g>
              </table:table-cell>
              <table:table-cell office:value-type="float" office:value="135.9">
                <text:p>135.9</text:p>
                <draw:g>
                  <svg:desc>Splits.K4:Splits.K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46.45">
                <text:p>346.45</text:p>
              </table:table-cell>
              <table:table-cell office:value-type="float" office:value="368.84">
                <text:p>368.84</text:p>
              </table:table-cell>
              <table:table-cell office:value-type="float" office:value="365.12">
                <text:p>365.12</text:p>
              </table:table-cell>
              <table:table-cell office:value-type="float" office:value="162.27">
                <text:p>162.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1">
                <text:p>281</text:p>
              </table:table-cell>
              <table:table-cell office:value-type="float" office:value="310.12">
                <text:p>310.12</text:p>
              </table:table-cell>
              <table:table-cell office:value-type="float" office:value="308.61">
                <text:p>308.61</text:p>
              </table:table-cell>
              <table:table-cell office:value-type="float" office:value="144.68">
                <text:p>144.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73.03">
                <text:p>173.03</text:p>
              </table:table-cell>
              <table:table-cell office:value-type="float" office:value="165.14">
                <text:p>165.14</text:p>
              </table:table-cell>
              <table:table-cell office:value-type="float" office:value="162.19">
                <text:p>162.19</text:p>
              </table:table-cell>
              <table:table-cell office:value-type="float" office:value="111.48">
                <text:p>111.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65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4.708cm" svg:y="0.359cm" chart:style-name="ch2">
          <text:p>% Wanted Splits vs Number of Parameters (200 runs)</text:p>
        </chart:title>
        <chart:legend svg:x="16.377cm" svg:y="4.796cm" style:legend-expansion="custom" chartooo:width="2.977cm" chartooo:height="2.841cm" style:legend-expansion-aspect-ratio="1.04787046814502" chart:style-name="ch3"/>
        <chart:plot-area chart:style-name="ch4" table:cell-range-address="Splits.A4:Splits.A7 Splits.B2:Splits.B2 Splits.D4:Splits.D7 Splits.E2:Splits.E2 Splits.G4:Splits.G7 Splits.H2:Splits.H2 Splits.J4:Splits.J7 Splits.K2:Splits.K2 Splits.M4:Splits.M7" chart:data-source-has-labels="both" svg:x="0.404cm" svg:y="1.387cm" svg:width="19.439cm" svg:height="9.553cm">
          <chartooo:coordinate-region svg:x="2.004cm" svg:y="1.586cm" svg:width="17.745cm" svg:height="8.70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7" chart:label-cell-address="Splits.B2:Splits.B2" chart:class="chart:line">
            <chart:data-point chart:repeated="4"/>
          </chart:series>
          <chart:series chart:style-name="ch9" chart:values-cell-range-address="Splits.G4:Splits.G7" chart:label-cell-address="Splits.E2:Splits.E2" chart:class="chart:line">
            <chart:data-point chart:repeated="4"/>
          </chart:series>
          <chart:series chart:style-name="ch10" chart:values-cell-range-address="Splits.J4:Splits.J7" chart:label-cell-address="Splits.H2:Splits.H2" chart:class="chart:line">
            <chart:data-point chart:repeated="4"/>
          </chart:series>
          <chart:series chart:style-name="ch11" chart:values-cell-range-address="Splits.M4:Splits.M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0.937158469945355">
                <text:p>0.937158469945355</text:p>
                <draw:g>
                  <svg:desc>Splits.D4:Splits.D7</svg:desc>
                </draw:g>
              </table:table-cell>
              <table:table-cell office:value-type="float" office:value="0.93460843373494">
                <text:p>0.93460843373494</text:p>
                <draw:g>
                  <svg:desc>Splits.G4:Splits.G7</svg:desc>
                </draw:g>
              </table:table-cell>
              <table:table-cell office:value-type="float" office:value="0.934832897059719">
                <text:p>0.934832897059719</text:p>
                <draw:g>
                  <svg:desc>Splits.J4:Splits.J7</svg:desc>
                </draw:g>
              </table:table-cell>
              <table:table-cell office:value-type="float" office:value="0.82560706401766">
                <text:p>0.82560706401766</text:p>
                <draw:g>
                  <svg:desc>Splits.M4:Splits.M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55058449992784">
                <text:p>0.955058449992784</text:p>
              </table:table-cell>
              <table:table-cell office:value-type="float" office:value="0.961446697755124">
                <text:p>0.961446697755124</text:p>
              </table:table-cell>
              <table:table-cell office:value-type="float" office:value="0.961985100788782">
                <text:p>0.961985100788782</text:p>
              </table:table-cell>
              <table:table-cell office:value-type="float" office:value="0.831207247180625">
                <text:p>0.8312072471806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947153024911032">
                <text:p>0.947153024911032</text:p>
              </table:table-cell>
              <table:table-cell office:value-type="float" office:value="0.950567522249452">
                <text:p>0.950567522249452</text:p>
              </table:table-cell>
              <table:table-cell office:value-type="float" office:value="0.951654191374226">
                <text:p>0.951654191374226</text:p>
              </table:table-cell>
              <table:table-cell office:value-type="float" office:value="0.806123859552115">
                <text:p>0.8061238595521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56712708778824">
                <text:p>0.956712708778824</text:p>
              </table:table-cell>
              <table:table-cell office:value-type="float" office:value="0.98050139275766">
                <text:p>0.98050139275766</text:p>
              </table:table-cell>
              <table:table-cell office:value-type="float" office:value="0.978851963746224">
                <text:p>0.978851963746224</text:p>
              </table:table-cell>
              <table:table-cell office:value-type="float" office:value="0.692411194833154">
                <text:p>0.692411194833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5.071cm" svg:y="0.358cm" chart:style-name="ch2">
          <text:p>Wanted Splits vs Number of Parameters (200 runs)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4:Splits.A7 Splits.B2:Splits.B2 Splits.C4:Splits.C7 Splits.E2:Splits.E2 Splits.F4:Splits.F7 Splits.H2:Splits.H2 Splits.I4:Splits.I7 Splits.K2:Splits.K2 Splits.L4:Splits.L7" chart:data-source-has-labels="both" svg:x="0.408cm" svg:y="1.385cm" svg:width="19.626cm" svg:height="9.503cm">
          <chartooo:coordinate-region svg:x="1.691cm" svg:y="1.584cm" svg:width="18.249cm" svg:height="8.657cm"/>
          <chart:axis chart:dimension="x" chart:name="primary-x" chart:style-name="ch5" chartooo:axis-type="auto">
            <chartooo:date-scale/>
            <chart:categories table:cell-range-address="Splits.A4:Splits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C4:Splits.C7" chart:label-cell-address="Splits.B2:Splits.B2" chart:class="chart:line">
            <chart:data-point chart:repeated="4"/>
          </chart:series>
          <chart:series chart:style-name="ch9" chart:values-cell-range-address="Splits.F4:Splits.F7" chart:label-cell-address="Splits.E2:Splits.E2" chart:class="chart:line">
            <chart:data-point chart:repeated="4"/>
          </chart:series>
          <chart:series chart:style-name="ch10" chart:values-cell-range-address="Splits.I4:Splits.I7" chart:label-cell-address="Splits.H2:Splits.H2" chart:class="chart:line">
            <chart:data-point chart:repeated="4"/>
          </chart:series>
          <chart:series chart:style-name="ch11" chart:values-cell-range-address="Splits.L4:Splits.L7" chart:label-cell-address="Splits.K2:Splits.K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plits.A4:Splits.A7</svg:desc>
                </draw:g>
              </table:table-cell>
              <table:table-cell office:value-type="float" office:value="288.12">
                <text:p>288.12</text:p>
                <draw:g>
                  <svg:desc>Splits.C4:Splits.C7</svg:desc>
                </draw:g>
              </table:table-cell>
              <table:table-cell office:value-type="float" office:value="310.29">
                <text:p>310.29</text:p>
                <draw:g>
                  <svg:desc>Splits.F4:Splits.F7</svg:desc>
                </draw:g>
              </table:table-cell>
              <table:table-cell office:value-type="float" office:value="307.13">
                <text:p>307.13</text:p>
                <draw:g>
                  <svg:desc>Splits.I4:Splits.I7</svg:desc>
                </draw:g>
              </table:table-cell>
              <table:table-cell office:value-type="float" office:value="112.2">
                <text:p>112.2</text:p>
                <draw:g>
                  <svg:desc>Splits.L4:Splits.L7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30.88">
                <text:p>330.88</text:p>
              </table:table-cell>
              <table:table-cell office:value-type="float" office:value="354.62">
                <text:p>354.62</text:p>
              </table:table-cell>
              <table:table-cell office:value-type="float" office:value="351.24">
                <text:p>351.24</text:p>
              </table:table-cell>
              <table:table-cell office:value-type="float" office:value="134.88">
                <text:p>134.8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6.15">
                <text:p>266.15</text:p>
              </table:table-cell>
              <table:table-cell office:value-type="float" office:value="294.79">
                <text:p>294.79</text:p>
              </table:table-cell>
              <table:table-cell office:value-type="float" office:value="293.69">
                <text:p>293.69</text:p>
              </table:table-cell>
              <table:table-cell office:value-type="float" office:value="116.63">
                <text:p>116.6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5.54">
                <text:p>165.54</text:p>
              </table:table-cell>
              <table:table-cell office:value-type="float" office:value="161.92">
                <text:p>161.92</text:p>
              </table:table-cell>
              <table:table-cell office:value-type="float" office:value="158.76">
                <text:p>158.76</text:p>
              </table:table-cell>
              <table:table-cell office:value-type="float" office:value="77.19">
                <text:p>77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31cm" svg:height="9.331cm" xlink:href=".." xlink:type="simple" chart:class="chart:bar" chart:style-name="ch1">
        <chart:title svg:x="2.44cm" svg:y="0.322cm" chart:style-name="ch2">
          <text:p>Total Rewards for Mid-noT vs Splitting Strategy (100 runs)</text:p>
        </chart:title>
        <chart:legend chart:legend-position="end" svg:x="14.162cm" svg:y="3.121cm" style:legend-expansion="high" chart:style-name="ch3"/>
        <chart:plot-area chart:style-name="ch4" table:cell-range-address="Rewards.A11:Rewards.B16" chart:data-source-has-labels="column" svg:x="0.33cm" svg:y="1.313cm" svg:width="13.502cm" svg:height="7.832cm">
          <chartooo:coordinate-region svg:x="1.692cm" svg:y="1.512cm" svg:width="12.14cm" svg:height="7.4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wards.B11:Rewards.B11" chart:label-cell-address="Rewards.A11:Rewards.A11" chart:class="chart:bar">
            <chart:data-point/>
          </chart:series>
          <chart:series chart:style-name="ch9" chart:values-cell-range-address="Rewards.B12:Rewards.B12" chart:label-cell-address="Rewards.A12:Rewards.A12" chart:class="chart:bar">
            <chart:data-point/>
          </chart:series>
          <chart:series chart:style-name="ch10" chart:values-cell-range-address="Rewards.B13:Rewards.B13" chart:label-cell-address="Rewards.A13:Rewards.A13" chart:class="chart:bar">
            <chart:data-point/>
          </chart:series>
          <chart:series chart:style-name="ch11" chart:values-cell-range-address="Rewards.B14:Rewards.B14" chart:label-cell-address="Rewards.A14:Rewards.A14" chart:class="chart:bar">
            <chart:data-point/>
          </chart:series>
          <chart:series chart:style-name="ch12" chart:values-cell-range-address="Rewards.B15:Rewards.B15" chart:label-cell-address="Rewards.A15:Rewards.A15" chart:class="chart:bar">
            <chart:data-point/>
          </chart:series>
          <chart:series chart:style-name="ch13" chart:values-cell-range-address="Rewards.B16:Rewards.B16" chart:label-cell-address="Rewards.A16:Rewards.A16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Rewards.A11:Rewards.A11</svg:desc>
                </draw:g>
              </table:table-cell>
              <table:table-cell office:value-type="float" office:value="122607.49">
                <text:p>122607.49</text:p>
                <draw:g>
                  <svg:desc>Rewards.B11:Rewards.B11</svg:desc>
                </draw:g>
              </table:table-cell>
            </table:table-row>
            <table:table-row>
              <table:table-cell office:value-type="string">
                <text:p>start-chain</text:p>
                <draw:g>
                  <svg:desc>Rewards.A12:Rewards.A12</svg:desc>
                </draw:g>
              </table:table-cell>
              <table:table-cell office:value-type="float" office:value="122648.81">
                <text:p>122648.81</text:p>
                <draw:g>
                  <svg:desc>Rewards.B12:Rewards.B12</svg:desc>
                </draw:g>
              </table:table-cell>
            </table:table-row>
            <table:table-row>
              <table:table-cell office:value-type="string">
                <text:p>half</text:p>
                <draw:g>
                  <svg:desc>Rewards.A13:Rewards.A13</svg:desc>
                </draw:g>
              </table:table-cell>
              <table:table-cell office:value-type="float" office:value="119125.88">
                <text:p>119125.88</text:p>
                <draw:g>
                  <svg:desc>Rewards.B13:Rewards.B13</svg:desc>
                </draw:g>
              </table:table-cell>
            </table:table-row>
            <table:table-row>
              <table:table-cell office:value-type="string">
                <text:p>half-chain</text:p>
                <draw:g>
                  <svg:desc>Rewards.A14:Rewards.A14</svg:desc>
                </draw:g>
              </table:table-cell>
              <table:table-cell office:value-type="float" office:value="118168.95">
                <text:p>118168.95</text:p>
                <draw:g>
                  <svg:desc>Rewards.B14:Rewards.B14</svg:desc>
                </draw:g>
              </table:table-cell>
            </table:table-row>
            <table:table-row>
              <table:table-cell office:value-type="string">
                <text:p>end</text:p>
                <draw:g>
                  <svg:desc>Rewards.A15:Rewards.A15</svg:desc>
                </draw:g>
              </table:table-cell>
              <table:table-cell office:value-type="float" office:value="109814.8">
                <text:p>109814.8</text:p>
                <draw:g>
                  <svg:desc>Rewards.B15:Rewards.B15</svg:desc>
                </draw:g>
              </table:table-cell>
            </table:table-row>
            <table:table-row>
              <table:table-cell office:value-type="string">
                <text:p>always</text:p>
                <draw:g>
                  <svg:desc>Rewards.A16:Rewards.A16</svg:desc>
                </draw:g>
              </table:table-cell>
              <table:table-cell office:value-type="float" office:value="105412.89">
                <text:p>105412.89</text:p>
                <draw:g>
                  <svg:desc>Rewards.B16:Rewards.B16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31cm" svg:height="9.331cm" xlink:href=".." xlink:type="simple" chart:class="chart:bar" chart:style-name="ch1">
        <chart:title svg:x="2.864cm" svg:y="0.322cm" chart:style-name="ch2">
          <text:p>Total Rewards for Any vs Splitting Strategy (100 runs)</text:p>
        </chart:title>
        <chart:legend chart:legend-position="end" svg:x="14.162cm" svg:y="3.121cm" style:legend-expansion="high" chart:style-name="ch3"/>
        <chart:plot-area chart:style-name="ch4" table:cell-range-address="Rewards.A19:Rewards.B24" chart:data-source-has-labels="column" svg:x="0.33cm" svg:y="1.313cm" svg:width="13.502cm" svg:height="7.832cm">
          <chartooo:coordinate-region svg:x="1.692cm" svg:y="1.512cm" svg:width="12.14cm" svg:height="7.4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wards.B19:Rewards.B19" chart:label-cell-address="Rewards.A19:Rewards.A19" chart:class="chart:bar">
            <chart:data-point/>
          </chart:series>
          <chart:series chart:style-name="ch9" chart:values-cell-range-address="Rewards.B20:Rewards.B20" chart:label-cell-address="Rewards.A20:Rewards.A20" chart:class="chart:bar">
            <chart:data-point/>
          </chart:series>
          <chart:series chart:style-name="ch10" chart:values-cell-range-address="Rewards.B21:Rewards.B21" chart:label-cell-address="Rewards.A21:Rewards.A21" chart:class="chart:bar">
            <chart:data-point/>
          </chart:series>
          <chart:series chart:style-name="ch11" chart:values-cell-range-address="Rewards.B22:Rewards.B22" chart:label-cell-address="Rewards.A22:Rewards.A22" chart:class="chart:bar">
            <chart:data-point/>
          </chart:series>
          <chart:series chart:style-name="ch12" chart:values-cell-range-address="Rewards.B23:Rewards.B23" chart:label-cell-address="Rewards.A23:Rewards.A23" chart:class="chart:bar">
            <chart:data-point/>
          </chart:series>
          <chart:series chart:style-name="ch13" chart:values-cell-range-address="Rewards.B24:Rewards.B24" chart:label-cell-address="Rewards.A24:Rewards.A24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Rewards.A19:Rewards.A19</svg:desc>
                </draw:g>
              </table:table-cell>
              <table:table-cell office:value-type="float" office:value="123075.72">
                <text:p>123075.72</text:p>
                <draw:g>
                  <svg:desc>Rewards.B19:Rewards.B19</svg:desc>
                </draw:g>
              </table:table-cell>
            </table:table-row>
            <table:table-row>
              <table:table-cell office:value-type="string">
                <text:p>start-chain</text:p>
                <draw:g>
                  <svg:desc>Rewards.A20:Rewards.A20</svg:desc>
                </draw:g>
              </table:table-cell>
              <table:table-cell office:value-type="float" office:value="123040.22">
                <text:p>123040.22</text:p>
                <draw:g>
                  <svg:desc>Rewards.B20:Rewards.B20</svg:desc>
                </draw:g>
              </table:table-cell>
            </table:table-row>
            <table:table-row>
              <table:table-cell office:value-type="string">
                <text:p>half</text:p>
                <draw:g>
                  <svg:desc>Rewards.A21:Rewards.A21</svg:desc>
                </draw:g>
              </table:table-cell>
              <table:table-cell office:value-type="float" office:value="117615.38">
                <text:p>117615.38</text:p>
                <draw:g>
                  <svg:desc>Rewards.B21:Rewards.B21</svg:desc>
                </draw:g>
              </table:table-cell>
            </table:table-row>
            <table:table-row>
              <table:table-cell office:value-type="string">
                <text:p>half-chain</text:p>
                <draw:g>
                  <svg:desc>Rewards.A22:Rewards.A22</svg:desc>
                </draw:g>
              </table:table-cell>
              <table:table-cell office:value-type="float" office:value="116760.82">
                <text:p>116760.82</text:p>
                <draw:g>
                  <svg:desc>Rewards.B22:Rewards.B22</svg:desc>
                </draw:g>
              </table:table-cell>
            </table:table-row>
            <table:table-row>
              <table:table-cell office:value-type="string">
                <text:p>end</text:p>
                <draw:g>
                  <svg:desc>Rewards.A23:Rewards.A23</svg:desc>
                </draw:g>
              </table:table-cell>
              <table:table-cell office:value-type="float" office:value="103462.94">
                <text:p>103462.94</text:p>
                <draw:g>
                  <svg:desc>Rewards.B23:Rewards.B23</svg:desc>
                </draw:g>
              </table:table-cell>
            </table:table-row>
            <table:table-row>
              <table:table-cell office:value-type="string">
                <text:p>always</text:p>
                <draw:g>
                  <svg:desc>Rewards.A24:Rewards.A24</svg:desc>
                </draw:g>
              </table:table-cell>
              <table:table-cell office:value-type="float" office:value="103483.48">
                <text:p>103483.48</text:p>
                <draw:g>
                  <svg:desc>Rewards.B24:Rewards.B24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31cm" svg:height="9.331cm" xlink:href=".." xlink:type="simple" chart:class="chart:bar" chart:style-name="ch1">
        <chart:title svg:x="2.427cm" svg:y="0.322cm" chart:style-name="ch2">
          <text:p>Total Rewards for Any-noT vs Splitting Strategy (100 runs)</text:p>
        </chart:title>
        <chart:legend chart:legend-position="end" svg:x="14.162cm" svg:y="3.121cm" style:legend-expansion="high" chart:style-name="ch3"/>
        <chart:plot-area chart:style-name="ch4" table:cell-range-address="Rewards.A27:Rewards.B32" chart:data-source-has-labels="column" svg:x="0.33cm" svg:y="1.313cm" svg:width="13.502cm" svg:height="7.832cm">
          <chartooo:coordinate-region svg:x="1.692cm" svg:y="1.512cm" svg:width="12.14cm" svg:height="7.4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wards.B27:Rewards.B27" chart:label-cell-address="Rewards.A27:Rewards.A27" chart:class="chart:bar">
            <chart:data-point/>
          </chart:series>
          <chart:series chart:style-name="ch9" chart:values-cell-range-address="Rewards.B28:Rewards.B28" chart:label-cell-address="Rewards.A28:Rewards.A28" chart:class="chart:bar">
            <chart:data-point/>
          </chart:series>
          <chart:series chart:style-name="ch10" chart:values-cell-range-address="Rewards.B29:Rewards.B29" chart:label-cell-address="Rewards.A29:Rewards.A29" chart:class="chart:bar">
            <chart:data-point/>
          </chart:series>
          <chart:series chart:style-name="ch11" chart:values-cell-range-address="Rewards.B30:Rewards.B30" chart:label-cell-address="Rewards.A30:Rewards.A30" chart:class="chart:bar">
            <chart:data-point/>
          </chart:series>
          <chart:series chart:style-name="ch12" chart:values-cell-range-address="Rewards.B31:Rewards.B31" chart:label-cell-address="Rewards.A31:Rewards.A31" chart:class="chart:bar">
            <chart:data-point/>
          </chart:series>
          <chart:series chart:style-name="ch13" chart:values-cell-range-address="Rewards.B32:Rewards.B32" chart:label-cell-address="Rewards.A32:Rewards.A3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Rewards.A27:Rewards.A27</svg:desc>
                </draw:g>
              </table:table-cell>
              <table:table-cell office:value-type="float" office:value="123811.87">
                <text:p>123811.87</text:p>
                <draw:g>
                  <svg:desc>Rewards.B27:Rewards.B27</svg:desc>
                </draw:g>
              </table:table-cell>
            </table:table-row>
            <table:table-row>
              <table:table-cell office:value-type="string">
                <text:p>start-chain</text:p>
                <draw:g>
                  <svg:desc>Rewards.A28:Rewards.A28</svg:desc>
                </draw:g>
              </table:table-cell>
              <table:table-cell office:value-type="float" office:value="122379.99">
                <text:p>122379.99</text:p>
                <draw:g>
                  <svg:desc>Rewards.B28:Rewards.B28</svg:desc>
                </draw:g>
              </table:table-cell>
            </table:table-row>
            <table:table-row>
              <table:table-cell office:value-type="string">
                <text:p>half</text:p>
                <draw:g>
                  <svg:desc>Rewards.A29:Rewards.A29</svg:desc>
                </draw:g>
              </table:table-cell>
              <table:table-cell office:value-type="float" office:value="119246.49">
                <text:p>119246.49</text:p>
                <draw:g>
                  <svg:desc>Rewards.B29:Rewards.B29</svg:desc>
                </draw:g>
              </table:table-cell>
            </table:table-row>
            <table:table-row>
              <table:table-cell office:value-type="string">
                <text:p>half-chain</text:p>
                <draw:g>
                  <svg:desc>Rewards.A30:Rewards.A30</svg:desc>
                </draw:g>
              </table:table-cell>
              <table:table-cell office:value-type="float" office:value="118312.2">
                <text:p>118312.2</text:p>
                <draw:g>
                  <svg:desc>Rewards.B30:Rewards.B30</svg:desc>
                </draw:g>
              </table:table-cell>
            </table:table-row>
            <table:table-row>
              <table:table-cell office:value-type="string">
                <text:p>end</text:p>
                <draw:g>
                  <svg:desc>Rewards.A31:Rewards.A31</svg:desc>
                </draw:g>
              </table:table-cell>
              <table:table-cell office:value-type="float" office:value="105096.18">
                <text:p>105096.18</text:p>
                <draw:g>
                  <svg:desc>Rewards.B31:Rewards.B31</svg:desc>
                </draw:g>
              </table:table-cell>
            </table:table-row>
            <table:table-row>
              <table:table-cell office:value-type="string">
                <text:p>always</text:p>
                <draw:g>
                  <svg:desc>Rewards.A32:Rewards.A32</svg:desc>
                </draw:g>
              </table:table-cell>
              <table:table-cell office:value-type="float" office:value="105555.9">
                <text:p>105555.9</text:p>
                <draw:g>
                  <svg:desc>Rewards.B32:Rewards.B3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31cm" svg:height="9.331cm" xlink:href=".." xlink:type="simple" chart:class="chart:bar" chart:style-name="ch1">
        <chart:title svg:x="2.811cm" svg:y="0.322cm" chart:style-name="ch2">
          <text:p>Total Rewards for Max vs Splitting Strategy (100 runs)</text:p>
        </chart:title>
        <chart:legend chart:legend-position="end" svg:x="14.162cm" svg:y="3.121cm" style:legend-expansion="high" chart:style-name="ch3"/>
        <chart:plot-area chart:style-name="ch4" table:cell-range-address="Rewards.A35:Rewards.B40" chart:data-source-has-labels="column" svg:x="0.33cm" svg:y="1.313cm" svg:width="13.502cm" svg:height="7.832cm">
          <chartooo:coordinate-region svg:x="1.692cm" svg:y="1.512cm" svg:width="12.14cm" svg:height="7.4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wards.B35:Rewards.B35" chart:label-cell-address="Rewards.A35:Rewards.A35" chart:class="chart:bar">
            <chart:data-point/>
          </chart:series>
          <chart:series chart:style-name="ch9" chart:values-cell-range-address="Rewards.B36:Rewards.B36" chart:label-cell-address="Rewards.A36:Rewards.A36" chart:class="chart:bar">
            <chart:data-point/>
          </chart:series>
          <chart:series chart:style-name="ch10" chart:values-cell-range-address="Rewards.B37:Rewards.B37" chart:label-cell-address="Rewards.A37:Rewards.A37" chart:class="chart:bar">
            <chart:data-point/>
          </chart:series>
          <chart:series chart:style-name="ch11" chart:values-cell-range-address="Rewards.B38:Rewards.B38" chart:label-cell-address="Rewards.A38:Rewards.A38" chart:class="chart:bar">
            <chart:data-point/>
          </chart:series>
          <chart:series chart:style-name="ch12" chart:values-cell-range-address="Rewards.B39:Rewards.B39" chart:label-cell-address="Rewards.A39:Rewards.A39" chart:class="chart:bar">
            <chart:data-point/>
          </chart:series>
          <chart:series chart:style-name="ch13" chart:values-cell-range-address="Rewards.B40:Rewards.B40" chart:label-cell-address="Rewards.A40:Rewards.A40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Rewards.A35:Rewards.A35</svg:desc>
                </draw:g>
              </table:table-cell>
              <table:table-cell office:value-type="float" office:value="123266.72">
                <text:p>123266.72</text:p>
                <draw:g>
                  <svg:desc>Rewards.B35:Rewards.B35</svg:desc>
                </draw:g>
              </table:table-cell>
            </table:table-row>
            <table:table-row>
              <table:table-cell office:value-type="string">
                <text:p>start-chain</text:p>
                <draw:g>
                  <svg:desc>Rewards.A36:Rewards.A36</svg:desc>
                </draw:g>
              </table:table-cell>
              <table:table-cell office:value-type="float" office:value="123158.76">
                <text:p>123158.76</text:p>
                <draw:g>
                  <svg:desc>Rewards.B36:Rewards.B36</svg:desc>
                </draw:g>
              </table:table-cell>
            </table:table-row>
            <table:table-row>
              <table:table-cell office:value-type="string">
                <text:p>half</text:p>
                <draw:g>
                  <svg:desc>Rewards.A37:Rewards.A37</svg:desc>
                </draw:g>
              </table:table-cell>
              <table:table-cell office:value-type="float" office:value="119895.05">
                <text:p>119895.05</text:p>
                <draw:g>
                  <svg:desc>Rewards.B37:Rewards.B37</svg:desc>
                </draw:g>
              </table:table-cell>
            </table:table-row>
            <table:table-row>
              <table:table-cell office:value-type="string">
                <text:p>half-chain</text:p>
                <draw:g>
                  <svg:desc>Rewards.A38:Rewards.A38</svg:desc>
                </draw:g>
              </table:table-cell>
              <table:table-cell office:value-type="float" office:value="118197.02">
                <text:p>118197.02</text:p>
                <draw:g>
                  <svg:desc>Rewards.B38:Rewards.B38</svg:desc>
                </draw:g>
              </table:table-cell>
            </table:table-row>
            <table:table-row>
              <table:table-cell office:value-type="string">
                <text:p>end</text:p>
                <draw:g>
                  <svg:desc>Rewards.A39:Rewards.A39</svg:desc>
                </draw:g>
              </table:table-cell>
              <table:table-cell office:value-type="float" office:value="105567.3">
                <text:p>105567.3</text:p>
                <draw:g>
                  <svg:desc>Rewards.B39:Rewards.B39</svg:desc>
                </draw:g>
              </table:table-cell>
            </table:table-row>
            <table:table-row>
              <table:table-cell office:value-type="string">
                <text:p>always</text:p>
                <draw:g>
                  <svg:desc>Rewards.A40:Rewards.A40</svg:desc>
                </draw:g>
              </table:table-cell>
              <table:table-cell office:value-type="float" office:value="100815.86">
                <text:p>100815.86</text:p>
                <draw:g>
                  <svg:desc>Rewards.B40:Rewards.B40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531cm" svg:height="9.331cm" xlink:href=".." xlink:type="simple" chart:class="chart:bar" chart:style-name="ch1">
        <chart:title svg:x="2.374cm" svg:y="0.322cm" chart:style-name="ch2">
          <text:p>Total Rewards for Max-noT vs Splitting Strategy (100 runs)</text:p>
        </chart:title>
        <chart:legend chart:legend-position="end" svg:x="14.162cm" svg:y="3.121cm" style:legend-expansion="high" chart:style-name="ch3"/>
        <chart:plot-area chart:style-name="ch4" table:cell-range-address="Rewards.A43:Rewards.B48" chart:data-source-has-labels="column" svg:x="0.33cm" svg:y="1.313cm" svg:width="13.502cm" svg:height="7.832cm">
          <chartooo:coordinate-region svg:x="1.692cm" svg:y="1.512cm" svg:width="12.14cm" svg:height="7.43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wards.B43:Rewards.B43" chart:label-cell-address="Rewards.A43:Rewards.A43" chart:class="chart:bar">
            <chart:data-point/>
          </chart:series>
          <chart:series chart:style-name="ch9" chart:values-cell-range-address="Rewards.B44:Rewards.B44" chart:label-cell-address="Rewards.A44:Rewards.A44" chart:class="chart:bar">
            <chart:data-point/>
          </chart:series>
          <chart:series chart:style-name="ch10" chart:values-cell-range-address="Rewards.B45:Rewards.B45" chart:label-cell-address="Rewards.A45:Rewards.A45" chart:class="chart:bar">
            <chart:data-point/>
          </chart:series>
          <chart:series chart:style-name="ch11" chart:values-cell-range-address="Rewards.B46:Rewards.B46" chart:label-cell-address="Rewards.A46:Rewards.A46" chart:class="chart:bar">
            <chart:data-point/>
          </chart:series>
          <chart:series chart:style-name="ch12" chart:values-cell-range-address="Rewards.B47:Rewards.B47" chart:label-cell-address="Rewards.A47:Rewards.A47" chart:class="chart:bar">
            <chart:data-point/>
          </chart:series>
          <chart:series chart:style-name="ch13" chart:values-cell-range-address="Rewards.B48:Rewards.B48" chart:label-cell-address="Rewards.A48:Rewards.A48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start</text:p>
                <draw:g>
                  <svg:desc>Rewards.A43:Rewards.A43</svg:desc>
                </draw:g>
              </table:table-cell>
              <table:table-cell office:value-type="float" office:value="124199.4">
                <text:p>124199.4</text:p>
                <draw:g>
                  <svg:desc>Rewards.B43:Rewards.B43</svg:desc>
                </draw:g>
              </table:table-cell>
            </table:table-row>
            <table:table-row>
              <table:table-cell office:value-type="string">
                <text:p>start-chain</text:p>
                <draw:g>
                  <svg:desc>Rewards.A44:Rewards.A44</svg:desc>
                </draw:g>
              </table:table-cell>
              <table:table-cell office:value-type="float" office:value="123103.12">
                <text:p>123103.12</text:p>
                <draw:g>
                  <svg:desc>Rewards.B44:Rewards.B44</svg:desc>
                </draw:g>
              </table:table-cell>
            </table:table-row>
            <table:table-row>
              <table:table-cell office:value-type="string">
                <text:p>half</text:p>
                <draw:g>
                  <svg:desc>Rewards.A45:Rewards.A45</svg:desc>
                </draw:g>
              </table:table-cell>
              <table:table-cell office:value-type="float" office:value="120174.81">
                <text:p>120174.81</text:p>
                <draw:g>
                  <svg:desc>Rewards.B45:Rewards.B45</svg:desc>
                </draw:g>
              </table:table-cell>
            </table:table-row>
            <table:table-row>
              <table:table-cell office:value-type="string">
                <text:p>half-chain</text:p>
                <draw:g>
                  <svg:desc>Rewards.A46:Rewards.A46</svg:desc>
                </draw:g>
              </table:table-cell>
              <table:table-cell office:value-type="float" office:value="120835.51">
                <text:p>120835.51</text:p>
                <draw:g>
                  <svg:desc>Rewards.B46:Rewards.B46</svg:desc>
                </draw:g>
              </table:table-cell>
            </table:table-row>
            <table:table-row>
              <table:table-cell office:value-type="string">
                <text:p>end</text:p>
                <draw:g>
                  <svg:desc>Rewards.A47:Rewards.A47</svg:desc>
                </draw:g>
              </table:table-cell>
              <table:table-cell office:value-type="float" office:value="109285.22">
                <text:p>109285.22</text:p>
                <draw:g>
                  <svg:desc>Rewards.B47:Rewards.B47</svg:desc>
                </draw:g>
              </table:table-cell>
            </table:table-row>
            <table:table-row>
              <table:table-cell office:value-type="string">
                <text:p>always</text:p>
                <draw:g>
                  <svg:desc>Rewards.A48:Rewards.A48</svg:desc>
                </draw:g>
              </table:table-cell>
              <table:table-cell office:value-type="float" office:value="105345.52">
                <text:p>105345.52</text:p>
                <draw:g>
                  <svg:desc>Rewards.B48:Rewards.B48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